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Nimbus Sans" fo:font-size="11pt" fo:letter-spacing="normal" fo:font-style="normal" fo:font-weight="bold" style:font-size-asian="11pt" style:font-weight-asian="bold" style:font-size-complex="11pt" style:font-weight-complex="bold"/>
    </style:style>
    <style:style style:name="P2"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Nimbus Sans" fo:font-size="11pt" fo:letter-spacing="normal" fo:font-style="normal" fo:font-weight="bold" style:font-size-asian="11pt" style:font-weight-asian="bold" style:font-size-complex="11pt" style:font-weight-complex="bold"/>
    </style:style>
    <style:style style:name="P3" style:family="paragraph" style:parent-style-name="Standard">
      <style:text-properties fo:color="#000000" loext:opacity="100%" style:font-name="Nimbus Sans" fo:font-size="11pt" fo:font-weight="bold" style:font-size-asian="11pt" style:font-size-complex="11pt"/>
    </style:style>
    <style:style style:name="P4" style:family="paragraph" style:parent-style-name="Standard">
      <style:text-properties fo:color="#000000" loext:opacity="100%" style:font-name="Nimbus Sans" fo:font-size="11pt" fo:font-weight="bold" officeooo:paragraph-rsid="0015daaa" style:font-size-asian="11pt" style:font-weight-asian="bold" style:font-size-complex="11pt" style:font-weight-complex="bold"/>
    </style:style>
    <style:style style:name="P5" style:family="paragraph" style:parent-style-name="Standard">
      <style:text-properties fo:font-variant="normal" fo:text-transform="none" fo:color="#000000" loext:opacity="100%" style:font-name="Nimbus Sans" fo:font-size="11pt" fo:letter-spacing="normal" fo:font-style="normal" fo:font-weight="normal" style:font-size-asian="11pt" style:font-size-complex="11pt"/>
    </style:style>
    <style:style style:name="P6" style:family="paragraph" style:parent-style-name="Standard">
      <style:text-properties fo:font-variant="normal" fo:text-transform="none" fo:color="#000000" loext:opacity="100%" style:font-name="Nimbus Sans" fo:font-size="11pt" fo:letter-spacing="normal" fo:font-style="normal" fo:font-weight="normal" officeooo:rsid="000e2caf" officeooo:paragraph-rsid="001089e9" style:font-size-asian="11pt" style:font-weight-asian="normal" style:font-size-complex="11pt" style:font-weight-complex="normal"/>
    </style:style>
    <style:style style:name="P7" style:family="paragraph" style:parent-style-name="Standard">
      <style:text-properties fo:font-variant="normal" fo:text-transform="none" fo:color="#000000" loext:opacity="100%" style:font-name="Nimbus Sans" fo:font-size="11pt" fo:letter-spacing="normal" fo:font-style="normal" fo:font-weight="bold" officeooo:paragraph-rsid="000e2caf" style:font-size-asian="11pt" style:font-weight-asian="bold" style:font-size-complex="11pt" style:font-weight-complex="bold"/>
    </style:style>
    <style:style style:name="P8" style:family="paragraph" style:parent-style-name="Text_20_body">
      <style:text-properties fo:font-variant="normal" fo:text-transform="none" fo:color="#000000" loext:opacity="100%" style:font-name="Nimbus Sans" fo:font-size="11pt" fo:letter-spacing="normal" fo:font-style="normal" fo:font-weight="bold" officeooo:paragraph-rsid="000e2caf" style:font-size-asian="11pt" style:font-weight-asian="bold" style:font-size-complex="11pt" style:font-weight-complex="bold"/>
    </style:style>
    <style:style style:name="P9" style:family="paragraph" style:parent-style-name="Text_20_body">
      <style:text-properties fo:font-variant="normal" fo:text-transform="none" fo:color="#000000" loext:opacity="100%" style:font-name="Nimbus Sans" fo:font-size="11pt" fo:letter-spacing="normal" fo:font-style="normal" fo:font-weight="bold" officeooo:paragraph-rsid="001089e9" style:font-size-asian="11pt" style:font-weight-asian="bold" style:font-size-complex="11pt" style:font-weight-complex="bold"/>
    </style:style>
    <style:style style:name="P10" style:family="paragraph" style:parent-style-name="Text_20_body">
      <style:text-properties fo:font-variant="normal" fo:text-transform="none" fo:color="#000000" loext:opacity="100%" style:font-name="Nimbus Sans" fo:font-size="11pt" fo:letter-spacing="normal" fo:font-style="normal" fo:font-weight="bold" officeooo:paragraph-rsid="00134e2f" style:font-size-asian="11pt" style:font-weight-asian="bold" style:font-size-complex="11pt" style:font-weight-complex="bold"/>
    </style:style>
    <style:style style:name="P11" style:family="paragraph" style:parent-style-name="Text_20_body">
      <style:text-properties fo:font-variant="normal" fo:text-transform="none" fo:color="#000000" loext:opacity="100%" style:font-name="Nimbus Sans" fo:font-size="11pt" fo:letter-spacing="normal" fo:font-style="normal" fo:font-weight="normal" officeooo:rsid="000e2caf" officeooo:paragraph-rsid="001089e9" style:font-size-asian="11pt" style:font-weight-asian="normal" style:font-size-complex="11pt" style:font-weight-complex="normal"/>
    </style:style>
    <style:style style:name="P12" style:family="paragraph" style:parent-style-name="Text_20_body">
      <style:text-properties fo:font-variant="normal" fo:text-transform="none" fo:color="#000000" loext:opacity="100%" style:font-name="Nimbus Sans" fo:font-size="11pt" fo:letter-spacing="normal" fo:font-style="normal" fo:font-weight="normal" officeooo:rsid="00169d1a" officeooo:paragraph-rsid="00169d1a" style:font-size-asian="11pt" style:font-weight-asian="normal" style:font-size-complex="11pt" style:font-weight-complex="normal"/>
    </style:style>
    <style:style style:name="P13" style:family="paragraph" style:parent-style-name="Text_20_body">
      <style:text-properties fo:font-variant="normal" fo:text-transform="none" fo:color="#000000" loext:opacity="100%" style:font-name="Nimbus Sans" fo:font-size="11pt" fo:letter-spacing="normal" fo:font-style="normal" fo:font-weight="normal" officeooo:paragraph-rsid="000e2caf" style:font-size-asian="11pt" style:font-size-complex="11pt"/>
    </style:style>
    <style:style style:name="P14" style:family="paragraph" style:parent-style-name="Text_20_body">
      <style:text-properties fo:color="#000000" loext:opacity="100%" style:font-name="Nimbus Sans" fo:font-size="11pt" officeooo:paragraph-rsid="001089e9" style:font-size-asian="11pt" style:font-size-complex="11pt"/>
    </style:style>
    <style:style style:name="P15" style:family="paragraph" style:parent-style-name="Text_20_body">
      <style:text-properties fo:color="#000000" loext:opacity="100%" style:font-name="Nimbus Sans" fo:font-size="11pt" officeooo:paragraph-rsid="00134e2f" style:font-size-asian="11pt" style:font-size-complex="11pt"/>
    </style:style>
    <style:style style:name="P16" style:family="paragraph" style:parent-style-name="Text_20_body">
      <style:text-properties fo:color="#000000" loext:opacity="100%" style:font-name="Nimbus Sans" fo:font-size="11pt" fo:font-weight="bold" style:font-size-asian="11pt" style:font-weight-asian="bold" style:font-size-complex="11pt" style:font-weight-complex="bold"/>
    </style:style>
    <style:style style:name="P17" style:family="paragraph" style:parent-style-name="Text_20_body">
      <style:text-properties fo:color="#000000" loext:opacity="100%" style:font-name="Nimbus Sans" fo:font-size="11pt" fo:font-weight="bold" officeooo:paragraph-rsid="000e2caf" style:font-size-asian="11pt" style:font-weight-asian="bold" style:font-size-complex="11pt" style:font-weight-complex="bold"/>
    </style:style>
    <style:style style:name="P18" style:family="paragraph" style:parent-style-name="Text_20_body">
      <style:text-properties fo:font-variant="normal" fo:text-transform="none" fo:color="#212529" loext:opacity="100%" style:font-name="SFMono-Regular" fo:font-size="9.75pt" fo:letter-spacing="normal" fo:font-style="normal" fo:font-weight="bold" officeooo:paragraph-rsid="001089e9" style:font-size-asian="11pt" style:font-weight-asian="bold" style:font-size-complex="11pt" style:font-weight-complex="bold"/>
    </style:style>
    <style:style style:name="P19" style:family="paragraph" style:parent-style-name="Standard">
      <style:text-properties fo:font-variant="normal" fo:text-transform="none" fo:color="#000000" loext:opacity="100%" style:font-name="Nimbus Sans" fo:font-size="11pt" fo:letter-spacing="normal" fo:font-style="normal" fo:font-weight="normal" officeooo:paragraph-rsid="0015daaa" style:font-size-asian="11pt" style:font-weight-asian="bold" style:font-size-complex="11pt" style:font-weight-complex="bold"/>
    </style:style>
    <style:style style:name="P20" style:family="paragraph" style:parent-style-name="Standard">
      <style:text-properties fo:font-variant="normal" fo:text-transform="none" fo:color="#333333" loext:opacity="100%" style:font-name="apple-system" fo:font-size="11.25pt" fo:letter-spacing="normal" fo:font-style="normal" fo:font-weight="normal" officeooo:paragraph-rsid="001089e9" style:font-size-asian="11pt" style:font-weight-asian="bold" style:font-size-complex="11pt" style:font-weight-complex="bold"/>
    </style:style>
    <style:style style:name="T1" style:family="text">
      <style:text-properties fo:font-variant="normal" fo:text-transform="none" fo:color="#333333" loext:opacity="100%" style:font-name="apple-system" fo:font-size="11.25pt" fo:letter-spacing="normal" fo:font-style="normal" fo:font-weight="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letter-spacing="normal" fo:font-style="normal" fo:font-weight="normal" style:font-weight-asian="bold" style:font-weight-complex="bold"/>
    </style:style>
    <style:style style:name="T7" style:family="text">
      <style:text-properties fo:font-variant="normal" fo:text-transform="none" fo:letter-spacing="normal" fo:font-style="normal" fo:font-weight="normal" officeooo:rsid="00121060"/>
    </style:style>
    <style:style style:name="T8" style:family="text">
      <style:text-properties fo:font-variant="normal" fo:text-transform="none" fo:letter-spacing="normal" fo:font-style="normal" officeooo:rsid="000e2caf"/>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fo:letter-spacing="normal" fo:font-style="normal" fo:font-weight="bold" officeooo:rsid="001089e9" style:font-weight-asian="bold" style:font-weight-complex="bold"/>
    </style:style>
    <style:style style:name="T11" style:family="text">
      <style:text-properties fo:font-variant="normal" fo:text-transform="none" fo:letter-spacing="normal" fo:font-style="normal" officeooo:rsid="001089e9"/>
    </style:style>
    <style:style style:name="T12" style:family="text">
      <style:text-properties fo:font-weight="normal" style:font-weight-asian="normal" style:font-weight-complex="normal"/>
    </style:style>
    <style:style style:name="T13" style:family="text">
      <style:text-properties fo:font-weight="normal" officeooo:rsid="0015daaa" style:font-weight-asian="normal" style:font-weight-complex="normal"/>
    </style:style>
    <style:style style:name="T14" style:family="text">
      <style:text-properties fo:font-weight="normal" officeooo:rsid="0016869f" style:font-weight-asian="normal" style:font-weight-complex="normal"/>
    </style:style>
    <style:style style:name="T15" style:family="text">
      <style:text-properties fo:font-weight="normal" officeooo:rsid="00194935"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194935" style:font-weight-asian="bold" style:font-weight-complex="bold"/>
    </style:style>
    <style:style style:name="T18" style:family="text">
      <style:text-properties style:font-weight-asian="bold" style:font-weight-complex="bold"/>
    </style:style>
    <style:style style:name="T19" style:family="text">
      <style:text-properties fo:color="#333333" loext:opacity="100%" style:font-name="apple-system" fo:font-size="11.25pt"/>
    </style:style>
    <style:style style:name="T20" style:family="text">
      <style:text-properties fo:color="#333333" loext:opacity="100%" style:font-name="apple-system" fo:font-size="11.25pt" fo:font-weight="normal"/>
    </style:style>
    <style:style style:name="T21" style:family="text">
      <style:text-properties fo:font-style="italic" style:font-style-asian="italic" style:font-style-complex="italic"/>
    </style:style>
    <style:style style:name="T22" style:family="text">
      <style:text-properties fo:font-style="italic" fo:font-weight="normal" officeooo:rsid="0016869f" style:font-style-asian="italic" style:font-weight-asian="normal" style:font-style-complex="italic" style:font-weight-complex="normal"/>
    </style:style>
    <style:style style:name="T23" style:family="text">
      <style:text-properties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Cuando aparece el concepto de modelo de datos?. Por que?</text:span><text:span text:style-name="T18"><text:line-break/></text:span><text:span text:style-name="T4">Aparece por primera vez en los años 70, cuando se define el modelo de datos relacional. </text:span><text:span text:style-name="T7">Aparece porque los sistemas de bases de datos tienen una comprensión muy limitada de lo que significa la información que la propia base de datos contiene y sería conveniente que pudieran entender algo más. De manera que se pueda resolver de manera más inteligente a las peticiones de los usuarios.</text:span></text:p>
      <text:p text:style-name="P5"/>
      <text:p text:style-name="P7">Diferencias entre los modelos de datos semánticos y los modelos de datos implementables.</text:p>
      <text:p text:style-name="P19">El modelo de datos semántico sirve para realizar el esquema conceptual (el modelo entidad-relación es de este tipo). Los modelos de datos implementables son los modelos que se pueden describir mediante un lenguaje de bases de datos o de programación de manera que se pueda almacenar en un ordenador (modelo relacional, de fichero, orientado a objetos...), estos sirven para describir el esquema lógico de una base de datos.</text:p>
      <text:p text:style-name="P4"><text:span text:style-name="T2"><text:line-break/></text:span><text:span text:style-name="T8">Defina entidad y de un ejemplo. Distinguir entre conjunto entidad y entidad concreta.</text:span></text:p>
      <text:p text:style-name="P6">Una entidad es un objeto que existe y que es distinguible de los demás. Un conjunto entidad es un grupo de entidades que tienen las mismas cualidades o atributos, a menudo se refieren como tipos. Una entidad concreta es una entidad individual dentro de un conjunto entidad.</text:p>
      <text:p text:style-name="P11"><text:bookmark text:name="yui_3_17_2_1_1614335287726_441"/>Un ejemplo de entidad es un profesor de universidad.</text:p>
      <text:p text:style-name="P2"><text:bookmark text:name="yui_3_17_2_1_1614335301942_470"/>Defina atributos y de un ejemplo para la entidad antes definida. Identificar la llave primaria de esta.</text:p>
      <text:p text:style-name="P14"><text:span text:style-name="T5">Los atributos son las propiedades que caracterizan un conjunto de entidades. Por ejemplo, la entidad profesor de universidad tiene varios atributos: DNI, sueldo, departamento, edad, género... En este caso la llave primaria sería el DNI.</text:span><text:span text:style-name="T12"><text:line-break/></text:span><text:line-break/><text:span text:style-name="T9">Poner un ejemplo de atributo compuesto relacionado con la entidad definida</text:span><text:span text:style-name="T16"><text:line-break/></text:span><text:span text:style-name="T15">Podría ser la dirección donde se encuentra el departamento. Esta compuesto por la calle, el número, el código postal...</text:span></text:p>
      <text:p text:style-name="P18"/>
      <text:p text:style-name="P15"><text:span text:style-name="T9">Definir relación y dar un ejemplo que involucre a la entidad antes definida</text:span><text:span text:style-name="T16"><text:line-break/></text:span><text:span text:style-name="T13">Una relación es una conexión semántica entre dos o más conjuntos de entidades. </text:span><text:span text:style-name="T14">Un ejemplo de relación con la entidad profesor de universidad es: Profesor de universidad </text:span><text:span text:style-name="T22">enseña</text:span><text:span text:style-name="T14"> una asignatura.</text:span></text:p>
      <text:p text:style-name="P10">Dar una ejemplo de relación de grado mayor que dos referente a la entidad antes definida.</text:p>
      <text:p text:style-name="P12">La relación <text:span text:style-name="T21">imparte </text:span><text:span text:style-name="T23">con las entidades aula y asignatura. Un profesor imparte una asignatura en un aula. Imparte en una o varias aulas. Una asignatura puede impartirse en una o varias aulas. En un aula se pueden impartir una o más asignaturas.</text:span></text:p>
      <text:p text:style-name="P15"><text:span text:style-name="T16"><text:line-break/></text:span><text:span text:style-name="T9">Decidir de forma razonada si se debe incluir una entidad nueva junto con una relación, o un atributo en el caso de la fecha de edición de un libr</text:span><text:span text:style-name="T10">o</text:span><text:bookmark text:name="yui_3_17_2_1_1614335392325_440"/><text:span text:style-name="T10"> </text:span><text:span text:style-name="T9">Si se ha decidido que hay que añadir una entidad junto con una nueva relació</text:span><text:span text:style-name="T10">n</text:span><text:span text:style-name="T9"> especificar las características de esta última</text:span></text:p>
      <text:p text:style-name="P16"><text:span text:style-name="T1">En el caso de una fecha de edición de un libro, habría que añadir una entidad "libro" en la que uno de los atributos sería la fecha de edición.</text:span> </text:p>
      <text:p text:style-name="P8">Decidir de forma razonada si se debe incluir una entidad nueva junto con una relación, o un atributo en el caso del título de una película<text:bookmark text:name="yui_3_17_2_1_1614335402544_444"/>. Si se ha decidido que hay que añadir una entidad junto con una nueva relación especificar las características de esta última</text:p>
      <text:p text:style-name="P7"><text:soft-page-break/><text:span text:style-name="T20">El título de la película sería un atributo de una entidad "película".</text:span> </text:p>
      <text:p text:style-name="P7"/>
      <text:p text:style-name="P17"><text:span text:style-name="T2">Decidir de forma razonada si se debe incluir una entidad nueva junto con una relación, o un atributo en el caso de los actores de una película. Si se ha decidido que hay que añadir una entidad junto con una nueva relació</text:span><text:span text:style-name="T11">n</text:span><text:span text:style-name="T2"> especificar las características de esta última</text:span></text:p>
      <text:p text:style-name="P13"><text:span text:style-name="T19">En este caso, los actores serían entidades, así como la película. Estas entidades se relacionan mediante una relación "actúa". De manera que uno o varios actores </text:span><text:span text:style-name="Emphasis"><text:span text:style-name="T19">actúan </text:span></text:span><text:span text:style-name="T19">en una o varias películas.</text:span> </text:p>
      <text:p text:style-name="P13"/>
      <text:p text:style-name="P9">Decidir de forma razonada si se debe incluir una entidad nueva junto con una relación, o un atributo en el caso de la valoración psicológica de un alumno Si se ha decidido que hay que añadir una entidad junto con una nueva relación especificar las características de esta última</text:p>
      <text:p text:style-name="P20">La valoración psicológica sería un atributo de la entidad "alumno".</text:p>
      <text:p text:style-name="P20"/>
      <text:p text:style-name="P1">Decidir de forma razonada si se debe incluir una entidad nueva junto con una relación, o un atributo en el caso de la descripción de un accidente. Si se ha decidido que hay que añadir una entidad junto con una nueva relación especificar las características de esta última</text:p>
      <text:p text:style-name="P5"><text:span text:style-name="T19">La entidad "accidente" tendría un atributo "descripción".</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6T11:06:53.442112307</meta:creation-date>
    <dc:date>2021-03-01T11:19:58.394000000</dc:date>
    <meta:editing-duration>PT53M16S</meta:editing-duration>
    <meta:editing-cycles>11</meta:editing-cycles>
    <meta:generator>LibreOffice/7.1.0.3$Windows_X86_64 LibreOffice_project/f6099ecf3d29644b5008cc8f48f42f4a40986e4c</meta:generator>
    <meta:document-statistic meta:table-count="0" meta:image-count="0" meta:object-count="0" meta:page-count="2" meta:paragraph-count="21" meta:word-count="741" meta:character-count="4385" meta:non-whitespace-character-count="3658"/>
  </office:meta>
</office:document-meta>
</file>